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d0ab" officeooo:paragraph-rsid="0008d0ab"/>
    </style:style>
    <style:style style:name="P2" style:family="paragraph" style:parent-style-name="Standard">
      <style:text-properties officeooo:rsid="0009a3e3" officeooo:paragraph-rsid="0009a3e3"/>
    </style:style>
    <style:style style:name="P3" style:family="paragraph" style:parent-style-name="Standard">
      <style:text-properties officeooo:rsid="000b59f2" officeooo:paragraph-rsid="000b59f2"/>
    </style:style>
    <style:style style:name="P4" style:family="paragraph" style:parent-style-name="Standard">
      <style:text-properties officeooo:rsid="000baf61" officeooo:paragraph-rsid="000baf61"/>
    </style:style>
    <style:style style:name="P5" style:family="paragraph" style:parent-style-name="Standard">
      <style:text-properties fo:font-weight="bold" officeooo:rsid="000baf61" officeooo:paragraph-rsid="000baf61" style:font-weight-asian="bold" style:font-weight-complex="bold"/>
    </style:style>
    <style:style style:name="P6" style:family="paragraph" style:parent-style-name="Standard">
      <style:text-properties fo:font-weight="bold" officeooo:rsid="00162e1f" officeooo:paragraph-rsid="00162e1f" style:font-weight-asian="bold" style:font-weight-complex="bold"/>
    </style:style>
    <style:style style:name="P7" style:family="paragraph" style:parent-style-name="Standard">
      <style:text-properties fo:font-weight="bold" officeooo:rsid="0016b45d" officeooo:paragraph-rsid="0016b45d" style:font-weight-asian="bold" style:font-weight-complex="bold"/>
    </style:style>
    <style:style style:name="P8" style:family="paragraph" style:parent-style-name="Standard">
      <style:text-properties fo:font-weight="bold" officeooo:rsid="00173ae4" officeooo:paragraph-rsid="00173ae4" style:font-weight-asian="bold" style:font-weight-complex="bold"/>
    </style:style>
    <style:style style:name="P9" style:family="paragraph" style:parent-style-name="Standard">
      <style:text-properties fo:font-weight="bold" officeooo:rsid="001a1a4b" officeooo:paragraph-rsid="001a1a4b" style:font-weight-asian="bold" style:font-weight-complex="bold"/>
    </style:style>
    <style:style style:name="P10" style:family="paragraph" style:parent-style-name="Standard">
      <style:text-properties fo:font-weight="bold" officeooo:rsid="001a96fb" officeooo:paragraph-rsid="001a96fb" style:font-weight-asian="bold" style:font-weight-complex="bold"/>
    </style:style>
    <style:style style:name="P11" style:family="paragraph" style:parent-style-name="Standard">
      <style:text-properties fo:font-weight="bold" officeooo:rsid="001ccaa6" officeooo:paragraph-rsid="001ccaa6" style:font-weight-asian="bold" style:font-weight-complex="bold"/>
    </style:style>
    <style:style style:name="P12" style:family="paragraph" style:parent-style-name="Standard">
      <style:text-properties fo:font-weight="bold" officeooo:rsid="001e2101" officeooo:paragraph-rsid="001e2101" style:font-weight-asian="bold" style:font-weight-complex="bold"/>
    </style:style>
    <style:style style:name="P13" style:family="paragraph" style:parent-style-name="Standard">
      <style:text-properties fo:font-weight="bold" officeooo:rsid="001fca1a" officeooo:paragraph-rsid="001fca1a" style:font-weight-asian="bold" style:font-weight-complex="bold"/>
    </style:style>
    <style:style style:name="P14" style:family="paragraph" style:parent-style-name="Standard">
      <style:text-properties fo:font-weight="bold" officeooo:rsid="0022b9c7" officeooo:paragraph-rsid="0022b9c7" style:font-weight-asian="bold" style:font-weight-complex="bold"/>
    </style:style>
    <style:style style:name="P15" style:family="paragraph" style:parent-style-name="Standard">
      <style:text-properties fo:font-weight="bold" officeooo:rsid="0023ea57" officeooo:paragraph-rsid="0023ea57" style:font-weight-asian="bold" style:font-weight-complex="bold"/>
    </style:style>
    <style:style style:name="P16" style:family="paragraph" style:parent-style-name="Standard">
      <style:text-properties fo:font-weight="bold" officeooo:rsid="00259f43" officeooo:paragraph-rsid="00259f43" style:font-weight-asian="bold" style:font-weight-complex="bold"/>
    </style:style>
    <style:style style:name="P17" style:family="paragraph" style:parent-style-name="Standard">
      <style:text-properties fo:font-weight="bold" officeooo:rsid="0025db2d" officeooo:paragraph-rsid="0025db2d" style:font-weight-asian="bold" style:font-weight-complex="bold"/>
    </style:style>
    <style:style style:name="P18" style:family="paragraph" style:parent-style-name="Standard">
      <style:text-properties fo:font-weight="bold" officeooo:rsid="00276246" officeooo:paragraph-rsid="00276246" style:font-weight-asian="bold" style:font-weight-complex="bold"/>
    </style:style>
    <style:style style:name="P19" style:family="paragraph" style:parent-style-name="Standard">
      <style:text-properties officeooo:rsid="000ccf3e" officeooo:paragraph-rsid="000ccf3e"/>
    </style:style>
    <style:style style:name="P20" style:family="paragraph" style:parent-style-name="Standard">
      <style:text-properties officeooo:rsid="000e4b79" officeooo:paragraph-rsid="000e4b79"/>
    </style:style>
    <style:style style:name="P21" style:family="paragraph" style:parent-style-name="Standard">
      <style:text-properties officeooo:rsid="000e9cdc" officeooo:paragraph-rsid="00114f8b"/>
    </style:style>
    <style:style style:name="P22" style:family="paragraph" style:parent-style-name="Standard">
      <style:text-properties officeooo:rsid="00112b82" officeooo:paragraph-rsid="00112b82"/>
    </style:style>
    <style:style style:name="P23" style:family="paragraph" style:parent-style-name="Standard">
      <style:text-properties officeooo:rsid="00119be1" officeooo:paragraph-rsid="00119be1"/>
    </style:style>
    <style:style style:name="P24" style:family="paragraph" style:parent-style-name="Standard">
      <style:text-properties officeooo:rsid="0012024b" officeooo:paragraph-rsid="0012024b"/>
    </style:style>
    <style:style style:name="P25" style:family="paragraph" style:parent-style-name="Standard">
      <style:text-properties officeooo:rsid="00143828" officeooo:paragraph-rsid="00143828"/>
    </style:style>
    <style:style style:name="P26" style:family="paragraph" style:parent-style-name="Standard">
      <style:text-properties officeooo:rsid="001468e6" officeooo:paragraph-rsid="001468e6"/>
    </style:style>
    <style:style style:name="P27" style:family="paragraph" style:parent-style-name="Standard">
      <style:text-properties fo:font-weight="normal" officeooo:rsid="00276246" officeooo:paragraph-rsid="00276246" style:font-weight-asian="normal" style:font-weight-complex="normal"/>
    </style:style>
    <style:style style:name="P28" style:family="paragraph" style:parent-style-name="Standard">
      <style:text-properties fo:font-weight="normal" officeooo:rsid="0029daea" officeooo:paragraph-rsid="0029daea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76246" officeooo:paragraph-rsid="00276246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e281e" officeooo:paragraph-rsid="002e281e" style:font-weight-asian="normal" style:font-weight-complex="normal"/>
    </style:style>
    <style:style style:name="P31" style:family="paragraph" style:parent-style-name="Text_20_body">
      <style:text-properties fo:font-style="italic" officeooo:rsid="002fb857" officeooo:paragraph-rsid="002fb857" style:font-style-asian="italic" style:font-style-complex="italic"/>
    </style:style>
    <style:style style:name="P32" style:family="paragraph" style:parent-style-name="Text_20_body">
      <style:text-properties fo:font-style="italic" officeooo:rsid="003066b4" officeooo:paragraph-rsid="003066b4" style:font-style-asian="italic" style:font-style-complex="italic"/>
    </style:style>
    <style:style style:name="P33" style:family="paragraph" style:parent-style-name="Text_20_body">
      <style:text-properties fo:font-style="italic" officeooo:rsid="0031aa3b" officeooo:paragraph-rsid="0031aa3b" style:font-style-asian="italic" style:font-style-complex="italic"/>
    </style:style>
    <style:style style:name="P34" style:family="paragraph" style:parent-style-name="Text_20_body">
      <style:text-properties fo:font-style="italic" officeooo:rsid="0031e8ac" officeooo:paragraph-rsid="0031e8ac" style:font-style-asian="italic" style:font-style-complex="italic"/>
    </style:style>
    <style:style style:name="P35" style:family="paragraph" style:parent-style-name="Text_20_body">
      <style:paragraph-properties fo:margin-top="0cm" fo:margin-bottom="0cm" loext:contextual-spacing="false"/>
      <style:text-properties fo:font-style="italic" officeooo:rsid="00337896" officeooo:paragraph-rsid="00337896" style:font-style-asian="italic" style:font-style-complex="italic"/>
    </style:style>
    <style:style style:name="T1" style:family="text">
      <style:text-properties officeooo:rsid="00094ab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baf61"/>
    </style:style>
    <style:style style:name="T4" style:family="text">
      <style:text-properties style:text-underline-style="solid" style:text-underline-width="auto" style:text-underline-color="font-color" officeooo:rsid="00294813"/>
    </style:style>
    <style:style style:name="T5" style:family="text">
      <style:text-properties officeooo:rsid="000e4a52"/>
    </style:style>
    <style:style style:name="T6" style:family="text">
      <style:text-properties officeooo:rsid="000fe7f7"/>
    </style:style>
    <style:style style:name="T7" style:family="text">
      <style:text-properties officeooo:rsid="0011cf0e"/>
    </style:style>
    <style:style style:name="T8" style:family="text">
      <style:text-properties officeooo:rsid="00136de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8b143" style:font-weight-asian="normal" style:font-weight-complex="normal"/>
    </style:style>
    <style:style style:name="T11" style:family="text">
      <style:text-properties fo:font-weight="normal" officeooo:rsid="001d0eee" style:font-weight-asian="normal" style:font-weight-complex="normal"/>
    </style:style>
    <style:style style:name="T12" style:family="text">
      <style:text-properties fo:font-weight="normal" officeooo:rsid="00219b08" style:font-weight-asian="normal" style:font-weight-complex="normal"/>
    </style:style>
    <style:style style:name="T13" style:family="text">
      <style:text-properties officeooo:rsid="001d0eee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19b08" style:font-style-asian="italic" style:font-weight-asian="normal" style:font-style-complex="italic" style:font-weight-complex="normal"/>
    </style:style>
    <style:style style:name="T16" style:family="text">
      <style:text-properties officeooo:rsid="00294813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37896" style:font-style-asian="normal" style:font-style-complex="normal"/>
    </style:style>
    <style:style style:name="T19" style:family="text">
      <style:text-properties fo:font-style="normal" officeooo:rsid="00337c5a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ite gare/<text:span text:style-name="T3">programme d'architecture</text:span></text:p>
      <text:p text:style-name="P1"/>
      <text:p text:style-name="P1">King's Cross railway station, Lewis Cubitt (1851)</text:p>
      <text:p text:style-name="P1">gare "moderne", façade qui s'artticule avec couverture des voies <text:span text:style-name="T1">(rappel campanile église espagnole)</text:span></text:p>
      <text:p text:style-name="P1"/>
      <text:p text:style-name="P2">Londres, gare de Saint-Pancras 1868-1874, George Gilbert Scott</text:p>
      <text:p text:style-name="P2">facade monumentale par archi / ingénieur fait halle métallique qui couvre les voies.</text:p>
      <text:p text:style-name="P2"/>
      <text:p text:style-name="P3">Gare centrale Francfort (1888)</text:p>
      <text:p text:style-name="P3"/>
      <text:p text:style-name="P3"/>
      <text:p text:style-name="P3"/>
      <text:p text:style-name="P5">Musée d'art</text:p>
      <text:p text:style-name="P1"/>
      <text:p text:style-name="P4">Leo von Klenze, glyptothèque de Munich, 1816-1830</text:p>
      <text:p text:style-name="P4">place prestigieuse (royale)</text:p>
      <text:p text:style-name="P19">premier édifice concu pour abriter une collection d'oeuvre d'art (sculputre<text:span text:style-name="T5">s</text:span> du temple d'Egine)</text:p>
      <text:p text:style-name="P20">plan carré centré, intérieur murs colorés pour mettre sculpture en valeur.</text:p>
      <text:p text:style-name="P20"/>
      <text:p text:style-name="P21">Altes Museum, 1824-1828 <text:span text:style-name="T6">(collections roi Prusse+oeuvres d'arts que Prusse a repris à la France après Waterloo)<text:tab/></text:span></text:p>
      <text:p text:style-name="P21"><text:span text:style-name="T6">rotonde centrale (coupole à caisson model zenital ref panthéon de Rome) encadrée par cours bordées de galleries</text:span></text:p>
      <text:p text:style-name="P22">archi = place des arts dans histoire de l'humanité</text:p>
      <text:p text:style-name="P22"/>
      <text:p text:style-name="P23">même principe au british museum <text:span text:style-name="T7">1823-1847</text:span></text:p>
      <text:p text:style-name="P23"/>
      <text:p text:style-name="P24">musée mémorial de Thorvasldsen (anciennes écuries/ inspi égyptienne) 1838-1844 <text:span text:style-name="T8">(exterieur coloréss en jaune)</text:span></text:p>
      <text:p text:style-name="P24"/>
      <text:p text:style-name="P25">musée de Picardie à Amiens, 1855-1867</text:p>
      <text:p text:style-name="P26">Palais des Beaux-arts de Lille</text:p>
      <text:p text:style-name="P26">Musée des Beaux-Arts de Nantes</text:p>
      <text:p text:style-name="P26"/>
      <text:p text:style-name="P26"/>
      <text:p text:style-name="P6">Architecture commerciale</text:p>
      <text:p text:style-name="P6"><text:span text:style-name="T9"/></text:p>
      <text:p text:style-name="P6"><text:span text:style-name="T9">Jardin Palais-Royal</text:span></text:p>
      <text:p text:style-name="P6"><text:span text:style-name="T9">intérieur galerie Orléans</text:span></text:p>
      <text:p text:style-name="P6"><text:span text:style-name="T9"/></text:p>
      <text:p text:style-name="P7"><text:span text:style-name="T9">boutique artisants subsistent mais il s'opére une dissociation progressive entre lieux de progressive et de commercialisation</text:span></text:p>
      <text:p text:style-name="P7"><text:span text:style-name="T9"/></text:p>
      <text:p text:style-name="P8"><text:span text:style-name="T9">Naples, galleria Umberto 1er 1887-1891</text:span></text:p>
      <text:p text:style-name="P8"><text:span text:style-name="T9">utlisation métal permet de couvrir plus à moindre coût </text:span><text:span text:style-name="T10">et c'est associé à la notinol de modernité</text:span></text:p>
      <text:p text:style-name="P8"><text:span text:style-name="T10"/></text:p>
      <text:p text:style-name="P9"><text:span text:style-name="T10">l</text:span><text:span text:style-name="T9">es grands magasins (second empire)</text:span></text:p>
      <text:p text:style-name="P9"><text:span text:style-name="T9">Le bon marché </text:span></text:p>
      <text:p text:style-name="P9"><text:span text:style-name="T9">Le Printemps</text:span></text:p>
      <text:p text:style-name="P10"><text:span text:style-name="T9">emblématiques du début de la consomation de masse</text:span></text:p>
      <text:p text:style-name="P11"><text:span text:style-name="T9">Les grands magasins Dufayel </text:span><text:span text:style-name="T11">(sculpture artistes beaux-arts = temple de la consomatoin)</text:span></text:p>
      <text:p text:style-name="P12"><text:soft-page-break/><text:span text:style-name="T13">L'</text:span>habitat et la question sociale</text:p>
      <text:p text:style-name="P12"><text:span text:style-name="T9"/></text:p>
      <text:p text:style-name="P12"><text:span text:style-name="T9">en 1851 lors de la premire expo uni lese brits avaient proposés un prototype d'unité d'habitation minimum</text:span></text:p>
      <text:p text:style-name="P12"><text:span text:style-name="T9"/></text:p>
      <text:p text:style-name="P13"><text:span text:style-name="T9">Cité Napoléon, ix° arrondissement</text:span></text:p>
      <text:p text:style-name="P13"><text:span text:style-name="T9">apparts décents</text:span></text:p>
      <text:p text:style-name="P13"><text:span text:style-name="T9">habitat collectif model avec toilettes sur chaque paliers + un lavoir + un séchoir + pavillon de bain + garderie (tjs distinction dans loyers avec feu et sans feu : </text:span><text:span text:style-name="T12">on accepte que des gens vivent sans chauffage)</text:span></text:p>
      <text:p text:style-name="P13"><text:span text:style-name="T12"/></text:p>
      <text:p text:style-name="P14"><text:span text:style-name="T15">L</text:span><text:span text:style-name="T14">e Familistère ou Palais social</text:span><text:span text:style-name="T9">, André Godin</text:span></text:p>
      <text:p text:style-name="P15"><text:span text:style-name="T9">apparts modulable en (f) taille des familles</text:span></text:p>
      <text:p text:style-name="P15"><text:span text:style-name="T9"/></text:p>
      <text:p text:style-name="P15"><text:span text:style-name="T9"/></text:p>
      <text:p text:style-name="P16"><text:s/>/!\<text:span text:style-name="T9">1889 société française des habitations à bon marché</text:span></text:p>
      <text:p text:style-name="P16"><text:span text:style-name="T9"/></text:p>
      <text:p text:style-name="P16"><text:span text:style-name="T9">La ruche saint denis</text:span></text:p>
      <text:p text:style-name="P16"><text:span text:style-name="T9"/></text:p>
      <text:p text:style-name="P16">L'Hôptial</text:p>
      <text:p text:style-name="P16"><text:span text:style-name="T9">hospice de Charenton</text:span></text:p>
      <text:p text:style-name="P17"><text:span text:style-name="T9">nouvel prise en main des aliénés mentaux maintenant reconnus comme tels et traités</text:span></text:p>
      <text:p text:style-name="P17"><text:span text:style-name="T9">("pour mettre de l'ordre dans la tête d'un aliéné il faut en mettre autour de lui")</text:span></text:p>
      <text:p text:style-name="P17"><text:span text:style-name="T9"/></text:p>
      <text:p text:style-name="P18">La prison</text:p>
      <text:p text:style-name="P27">Jeremy Benthan (philosophe et juriste britannique<text:span text:style-name="T16">) propose en 1791 = </text:span><text:span text:style-name="T4">archi panoptique</text:span></text:p>
      <text:p text:style-name="P29"><text:span text:style-name="T16"><text:tab/>obesrvation permanente via plan centré circulaore</text:span></text:p>
      <text:p text:style-name="P28"><text:span text:style-name="T4">r</text:span><text:span text:style-name="T2">éléxion sur role de la prison</text:span></text:p>
      <text:p text:style-name="P28"><text:span text:style-name="T2"/></text:p>
      <text:p text:style-name="P30">prison de la petite Roquette</text:p>
      <text:p text:style-name="P30"/>
      <text:p text:style-name="P30"/>
      <text:p text:style-name="P30"/>
      <text:h text:style-name="Heading_20_3" text:outline-level="3">La Question du Style</text:h>
      <text:p text:style-name="Text_20_body"/>
      <text:p text:style-name="P31">Dans quel style devont nous construire ?<text:span text:style-name="T17"> Heinrich 1828</text:span></text:p>
      <text:p text:style-name="P31"><text:span text:style-name="T17"/></text:p>
      <text:p text:style-name="P32"><text:span text:style-name="T17">pendant longtemps inspiration passé = rétrograde </text:span></text:p>
      <text:p text:style-name="P33"><text:span text:style-name="T17">hiérarchisation des styles</text:span></text:p>
      <text:p text:style-name="P33"><text:span text:style-name="T17"/></text:p>
      <text:p text:style-name="P34"><text:span text:style-name="T17">recherche polychromie </text:span><text:span text:style-name="T19">(souvent dans édifices orientalisants)</text:span></text:p>
      <text:p text:style-name="P34"><text:span text:style-name="T17">affirmatino archi nationale</text:span></text:p>
      <text:p text:style-name="P34"><text:span text:style-name="T17">vision de l'architecture d'un architecte</text:span></text:p>
      <text:p text:style-name="P34"><text:span text:style-name="T17"/></text:p>
      <text:p text:style-name="P34"><text:span text:style-name="T17"/></text:p>
      <text:p text:style-name="P34"><text:span text:style-name="T17"/></text:p>
      <text:p text:style-name="P34"><text:soft-page-break/><text:span text:style-name="T17">Pugin publie manifeste"déclin du goût" </text:span><text:span text:style-name="T18">défend archi médiévale chrétienne</text:span></text:p>
      <text:p text:style-name="P35"><text:span text:style-name="T17">d'autres s'adaptent</text:span></text:p>
      <text:p text:style-name="P35"><text:span text:style-name="T17"/></text:p>
      <text:p text:style-name="P35"><text:span text:style-name="T17">banques et palais de justices ontrecourt à l'archi à l'antiq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5M4S</meta:editing-duration>
    <meta:editing-cycles>51</meta:editing-cycles>
    <meta:generator>LibreOffice/5.3.6.1$Windows_x86 LibreOffice_project/686f202eff87ef707079aeb7f485847613344eb7</meta:generator>
    <dc:date>2018-02-26T10:28:24.367000000</dc:date>
    <meta:document-statistic meta:table-count="0" meta:image-count="0" meta:object-count="0" meta:page-count="3" meta:paragraph-count="58" meta:word-count="449" meta:character-count="3042" meta:non-whitespace-character-count="2646"/>
    <meta:user-defined meta:name="Info 1"/>
    <meta:user-defined meta:name="Info 2"/>
    <meta:user-defined meta:name="Info 3"/>
    <meta:user-defined meta:name="Info 4"/>
  </office:meta>
</office:document-meta>
</file>